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bfe6d6wycims"/>Gramática Tiny(0)</text:p>
      <text:p text:style-name="Standard"/>
      <text:p text:style-name="Standard">Programa -&gt; Bloque</text:p>
      <text:p text:style-name="Standard">Bloque -&gt; <text:span text:style-name="T1">{</text:span> Declaraciones_opt Instrucciones_opt <text:span text:style-name="T1">}</text:span></text:p>
      <text:p text:style-name="Standard">Declaraciones_opt -&gt; Declaraciones | <text:s/><text:span text:style-name="T1">ε</text:span></text:p>
      <text:p text:style-name="Standard">Instrucciones_opt -&gt; Instrucciones | <text:span text:style-name="T1">ε</text:span></text:p>
      <text:p text:style-name="Standard"/>
      <text:p text:style-name="Standard">Declaraciones -&gt; Lista_declaraciones <text:span text:style-name="T1">&amp;&amp;</text:span></text:p>
      <text:p text:style-name="Standard">Lista_declaraciones -&gt; Declaracion</text:p>
      <text:p text:style-name="Standard">Lista_declaraciones -&gt; Lista_declaraciones <text:span text:style-name="T1">;</text:span> Declaracion</text:p>
      <text:p text:style-name="Standard">Declaracion -&gt; Dec_variable | Dec_tipo | Dec_procedimiento</text:p>
      <text:p text:style-name="Standard">Dec_variable -&gt; Tipo Identificador</text:p>
      <text:p text:style-name="Standard">Dec_tipo -&gt; <text:span text:style-name="T1">type</text:span> Tipo Identificador</text:p>
      <text:p text:style-name="Standard">Dec_procedimiento -&gt; <text:span text:style-name="T1">proc</text:span> Identificador Parametros_form Bloque</text:p>
      <text:p text:style-name="Standard">Parametros_form -&gt; <text:span text:style-name="T1">(</text:span> Parametros_form_lista_opt <text:span text:style-name="T1">)</text:span></text:p>
      <text:p text:style-name="Standard">Parametros_form_lista_opt -&gt; Parametros_form_lista | <text:span text:style-name="T1">ε</text:span></text:p>
      <text:p text:style-name="Standard">Parametros_form_lista -&gt; Parametro_form</text:p>
      <text:p text:style-name="Standard">Parametros_form_lista -&gt; Parametros_form_lista <text:span text:style-name="T1">,</text:span> Parametro_form</text:p>
      <text:p text:style-name="Standard">Parametro_form -&gt; Tipo Ampersand_opt identificador</text:p>
      <text:p text:style-name="Standard">Ampersand_opt -&gt; <text:span text:style-name="T1">&amp;</text:span> | <text:span text:style-name="T1">ε</text:span></text:p>
      <text:p text:style-name="Standard"/>
      <text:p text:style-name="Standard">Tipo -&gt; Tipo_basico | Tipo_array | Tipo_registro | Tipo_puntero | Identificador</text:p>
      <text:p text:style-name="Standard">Tipo_basico -&gt; <text:span text:style-name="T1">int</text:span> | <text:span text:style-name="T1">real</text:span> | <text:span text:style-name="T1">bool</text:span> | <text:span text:style-name="T1">string</text:span></text:p>
      <text:p text:style-name="Standard">Tipo_array -&gt; Tipo_basico Tamaño</text:p>
      <text:p text:style-name="Standard">Tamaño -&gt; <text:span text:style-name="T1">[</text:span> Lit_entero <text:span text:style-name="T1">]</text:span></text:p>
      <text:p text:style-name="Standard"><text:soft-page-break/>Tipo_registro -&gt; <text:span text:style-name="T1">struct</text:span> Campos</text:p>
      <text:p text:style-name="Standard">Campos -&gt; <text:span text:style-name="T1">{</text:span> Campos_list <text:span text:style-name="T1">}</text:span></text:p>
      <text:p text:style-name="Standard">Campos_lista -&gt; Campo</text:p>
      <text:p text:style-name="Standard">Campos_lista -&gt; Campos_lista , Campo</text:p>
      <text:p text:style-name="Standard">Campo -&gt; Tipo Identificador</text:p>
      <text:p text:style-name="Standard">Tipo_puntero -&gt; <text:span text:style-name="T1">^</text:span> Tipo_basico</text:p>
      <text:p text:style-name="Standard"/>
      <text:p text:style-name="Standard">Instrucciones -&gt; Instruccion</text:p>
      <text:p text:style-name="Standard">Instrucciones -&gt; Instrucciones <text:span text:style-name="T1">;</text:span> Instruccion</text:p>
      <text:p text:style-name="Standard">Instruccion -&gt; Instr_eval | Instr_if | Instr_if_else | Instr_while | Instr_read | Instr_write | Instr_nl | Instr_reserva | Instr_liberacion | Instr_invocacion | Instr_compuesta</text:p>
      <text:p text:style-name="Standard">Instr_eval -&gt; <text:span text:style-name="T1">@</text:span> Expresion</text:p>
      <text:p text:style-name="Standard">Instr_if -&gt; <text:span text:style-name="T1">if</text:span> Expresion Bloque</text:p>
      <text:p text:style-name="Standard">Instr_if_else -&gt; <text:span text:style-name="T1">if</text:span> Expresion Bloque <text:span text:style-name="T1">else</text:span> Bloque</text:p>
      <text:p text:style-name="Standard">Instr_while -&gt; <text:span text:style-name="T1">while</text:span> Expresion Bloque</text:p>
      <text:p text:style-name="Standard">Instr_read -&gt; <text:span text:style-name="T1">read</text:span> Expresion</text:p>
      <text:p text:style-name="Standard">Instr_write -&gt; <text:span text:style-name="T1">write</text:span> Expresion</text:p>
      <text:p text:style-name="Standard">Instr_nl -&gt; <text:span text:style-name="T1">nl</text:span></text:p>
      <text:p text:style-name="Standard">Instr_reserva -&gt; <text:span text:style-name="T1">new</text:span> Expresion</text:p>
      <text:p text:style-name="Standard">Instr_liberacion -&gt; <text:span text:style-name="T1">delete</text:span> Expresion</text:p>
      <text:p text:style-name="Standard">Instr_invocacion -&gt; <text:span text:style-name="T1">call</text:span> Identificador Parametros_reales</text:p>
      <text:p text:style-name="Standard">Parametros_reales -&gt; <text:span text:style-name="T1">(</text:span> Parametros_reales_lista_opt <text:span text:style-name="T1">)</text:span></text:p>
      <text:p text:style-name="Standard">Parametros_reales_lista_opt -&gt; Parametros_reales_lista | <text:span text:style-name="T1">ε</text:span></text:p>
      <text:p text:style-name="Standard">Parametros_reales_lista -&gt; Expresion</text:p>
      <text:p text:style-name="Standard">Parametros_reales_lista -&gt; Parametros_reales_lista <text:span text:style-name="T1">,</text:span> Expresion</text:p>
      <text:p text:style-name="Standard">Instr_compuesta -&gt; Bloque</text:p>
      <text:p text:style-name="Standard"/>
      <text:p text:style-name="Standard"><text:soft-page-break/>Expresion -&gt; Expresion_basica | Expresion_compuesta</text:p>
      <text:p text:style-name="Standard">Expresion_basica -&gt; Lit_entero | Lit_real | Lit_booleano | Lit_cadena | Identificador | <text:span text:style-name="T1">null</text:span></text:p>
      <text:p text:style-name="Standard">Expresion_compuesta -&gt; E0</text:p>
      <text:p text:style-name="Standard">E0 -&gt; E1</text:p>
      <text:p text:style-name="Standard">E0 -&gt; E1 Op0 E0</text:p>
      <text:p text:style-name="Standard">E1 -&gt; E2</text:p>
      <text:p text:style-name="Standard">E1 -&gt; E1 Op1 E2</text:p>
      <text:p text:style-name="Standard">E2 -&gt; E3</text:p>
      <text:p text:style-name="Standard">E2 -&gt; E2 Op2_izq E3</text:p>
      <text:p text:style-name="Standard">E2 -&gt; E3 Op2_noasoc E3</text:p>
      <text:p text:style-name="Standard">E3 -&gt; E4</text:p>
      <text:p text:style-name="Standard">E3 -&gt; E4 Op3_der E3</text:p>
      <text:p text:style-name="Standard">E3 -&gt; E4 Op3_noasoc E4</text:p>
      <text:p text:style-name="Standard">E4 -&gt; E5</text:p>
      <text:p text:style-name="Standard">E4 -&gt; E4 Op4 E5</text:p>
      <text:p text:style-name="Standard">E5 -&gt; E6</text:p>
      <text:p text:style-name="Standard">E5 -&gt; Op5 E5</text:p>
      <text:p text:style-name="Standard">E6 -&gt; E7</text:p>
      <text:p text:style-name="Standard">E6 -&gt; E6 Op6</text:p>
      <text:p text:style-name="Standard">E7 -&gt; ( E0 )</text:p>
      <text:p text:style-name="Standard">E7 -&gt; Expresion_basica</text:p>
      <text:p text:style-name="Standard">Op0 -&gt; <text:span text:style-name="T1">=</text:span></text:p>
      <text:p text:style-name="Standard">Op1 -&gt; <text:span text:style-name="T1">==</text:span> | <text:span text:style-name="T1">!=</text:span> | <text:span text:style-name="T1">&lt;</text:span> | <text:span text:style-name="T1">&gt;</text:span> | <text:span text:style-name="T1">&lt;=</text:span> | <text:span text:style-name="T1">&gt;=</text:span></text:p>
      <text:p text:style-name="Standard">Op2_izq -&gt; <text:span text:style-name="T1">+</text:span></text:p>
      <text:p text:style-name="Standard">Op2_noasoc -&gt; <text:span text:style-name="T1">-</text:span></text:p>
      <text:p text:style-name="Standard">Op3_der -&gt; <text:span text:style-name="T1">and</text:span></text:p>
      <text:p text:style-name="Standard"><text:soft-page-break/>Op3_noasoc -&gt; <text:span text:style-name="T1">or</text:span></text:p>
      <text:p text:style-name="Standard">Op4 -&gt; <text:span text:style-name="T1">*</text:span> | <text:span text:style-name="T1">/</text:span> | <text:span text:style-name="T1">%</text:span></text:p>
      <text:p text:style-name="Standard">Op5 -&gt; <text:span text:style-name="T1">-</text:span> | <text:span text:style-name="T1">not</text:span></text:p>
      <text:p text:style-name="Standard">Op6 -&gt; Op_indexacion | Op_acceso_registro | Op_indireccion</text:p>
      <text:p text:style-name="Standard">Op_indexacion -&gt; <text:span text:style-name="T1">[</text:span> Expresion <text:span text:style-name="T1">]</text:span></text:p>
      <text:p text:style-name="Standard">Op_acceso_registro -&gt; <text:span text:style-name="T1">.</text:span> Identificador</text:p>
      <text:p text:style-name="Standard">Op_indireccion -&gt; <text:span text:style-name="T1">^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79" meta:word-count="386" meta:character-count="2595" meta:non-whitespace-character-count="2287"/>
    <meta:generator>LibreOfficeDev/6.0.5.2$Linux_X86_64 LibreOffice_project/</meta:generator>
  </office:meta>
</office:document-meta>
</file>